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Bodoni MT Condensed" svg:font-family="Bodoni MT Condensed" style:font-family-generic="roman" style:font-pitch="variable" svg:panose-1="2 7 6 6 8 6 6 2 2 3"/>
    <style:font-face style:name="Bodoni MT" svg:font-family="Bodoni MT" style:font-family-generic="roman" style:font-pitch="variable" svg:panose-1="2 7 6 3 8 6 6 2 2 3"/>
  </office:font-face-decls>
  <office:automatic-styles>
    <style:style style:name="P1" style:parent-style-name="Заголовок3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Bodoni MT Condensed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Bodoni MT Condensed"/>
    </style:style>
    <style:style style:name="T5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6" style:parent-style-name="Основнойшрифтабзаца" style:family="text">
      <style:text-properties style:font-name="Bodoni MT Condensed" fo:font-style="italic" style:font-style-asian="italic"/>
    </style:style>
    <style:style style:name="T7" style:parent-style-name="Основнойшрифтабзаца" style:family="text">
      <style:text-properties style:font-name="Bodoni MT Condensed" style:font-name-complex="Bodoni MT Condensed" fo:font-style="italic" style:font-style-asian="italic"/>
    </style:style>
    <style:style style:name="T8" style:parent-style-name="Основнойшрифтабзаца" style:family="text">
      <style:text-properties style:font-name="Bodoni MT Condensed" fo:font-style="italic" style:font-style-asian="italic"/>
    </style:style>
    <style:style style:name="T9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10" style:parent-style-name="Основнойшрифтабзаца" style:family="text">
      <style:text-properties fo:font-style="italic" style:font-style-asian="italic"/>
    </style:style>
    <style:style style:name="T11" style:parent-style-name="Основнойшрифтабзаца" style:family="text">
      <style:text-properties fo:font-style="italic" style:font-style-asian="italic" fo:font-size="24pt" style:font-size-asian="24pt" style:font-size-complex="24pt"/>
    </style:style>
    <style:style style:name="T12" style:parent-style-name="Основнойшрифтабзаца" style:family="text">
      <style:text-properties fo:font-style="italic" style:font-style-asian="italic" fo:font-size="24pt" style:font-size-asian="24pt" style:font-size-complex="24pt"/>
    </style:style>
    <style:style style:name="T13" style:parent-style-name="Основнойшрифтабзаца" style:family="text">
      <style:text-properties fo:font-style="italic" style:font-style-asian="italic" fo:font-size="24pt" style:font-size-asian="24pt" style:font-size-complex="24pt"/>
    </style:style>
    <style:style style:name="T14" style:parent-style-name="Основнойшрифтабзаца" style:family="text">
      <style:text-properties fo:font-size="24pt" style:font-size-asian="24pt" style:font-size-complex="24pt"/>
    </style:style>
    <style:style style:name="T15" style:parent-style-name="Основнойшрифтабзаца" style:family="text">
      <style:text-properties fo:font-style="italic" style:font-style-asian="italic"/>
    </style:style>
    <style:style style:name="T16" style:parent-style-name="Основнойшрифтабзаца" style:family="text">
      <style:text-properties fo:color="#FF0000"/>
    </style:style>
    <style:style style:name="T17" style:parent-style-name="Основнойшрифтабзаца" style:family="text">
      <style:text-properties fo:color="#FF0000"/>
    </style:style>
    <style:style style:name="T18" style:parent-style-name="Основнойшрифтабзаца" style:family="text">
      <style:text-properties fo:color="#FF0000"/>
    </style:style>
    <style:style style:name="T19" style:parent-style-name="Основнойшрифтабзаца" style:family="text">
      <style:text-properties fo:color="#FF0000"/>
    </style:style>
    <style:style style:name="T20" style:parent-style-name="Основнойшрифтабзаца" style:family="text">
      <style:text-properties fo:color="#FF0000"/>
    </style:style>
    <style:style style:name="T21" style:parent-style-name="Основнойшрифтабзаца" style:family="text">
      <style:text-properties fo:color="#FF0000"/>
    </style:style>
    <style:style style:name="T22" style:parent-style-name="Основнойшрифтабзаца" style:family="text">
      <style:text-properties fo:color="#FF0000"/>
    </style:style>
    <style:style style:name="T23" style:parent-style-name="Основнойшрифтабзаца" style:family="text">
      <style:text-properties fo:color="#FF0000"/>
    </style:style>
    <style:style style:name="T24" style:parent-style-name="Основнойшрифтабзаца" style:family="text">
      <style:text-properties fo:color="#FF0000"/>
    </style:style>
    <style:style style:name="T25" style:parent-style-name="Основнойшрифтабзаца" style:family="text">
      <style:text-properties style:font-name="Bodoni MT" fo:font-style="italic" style:font-style-asian="italic" fo:color="#FF0000"/>
    </style:style>
    <style:style style:name="T26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27" style:parent-style-name="Основнойшрифтабзаца" style:family="text">
      <style:text-properties style:font-name="Bodoni MT" fo:font-style="italic" style:font-style-asian="italic"/>
    </style:style>
    <style:style style:name="T28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29" style:parent-style-name="Основнойшрифтабзаца" style:family="text">
      <style:text-properties style:font-name="Bodoni MT" fo:font-style="italic" style:font-style-asian="italic"/>
    </style:style>
    <style:style style:name="T30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T31" style:parent-style-name="Основнойшрифтабзаца" style:family="text">
      <style:text-properties fo:font-style="italic" style:font-style-asian="italic"/>
    </style:style>
    <style:style style:name="T32" style:parent-style-name="Основнойшрифтабзаца" style:family="text">
      <style:text-properties fo:font-style="italic" style:font-style-asian="italic"/>
    </style:style>
    <style:style style:name="T33" style:parent-style-name="Основнойшрифтабзаца" style:family="text">
      <style:text-properties fo:background-color="#FFFF00"/>
    </style:style>
    <style:style style:name="T34" style:parent-style-name="Основнойшрифтабзаца" style:family="text">
      <style:text-properties fo:background-color="#FFFF00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3"><text:span text:style-name="T2">—<text:s/></text:span><text:span text:style-name="T3">Я</text:span><text:span text:style-name="T4"><text:s/></text:span><text:span text:style-name="T5">думаю</text:span><text:span text:style-name="T6">,<text:s/></text:span><text:span text:style-name="T7">—</text:span><text:span text:style-name="T8"><text:s/></text:span><text:span text:style-name="T9">сказал</text:span><text:span text:style-name="T10"><text:s/>князь</text:span><text:span text:style-name="T11">,<text:s/></text:span><text:span text:style-name="T12">улыбаясь, — что, ежели бы вас послали вмест</text:span><text:span text:style-name="T13">о нашего милого Винценге</text:span><text:span text:style-name="T14">роде, вы бы взяли приступом</text:span><text:s/>согласие прусского короля. Вы так красноречивы. Вы дадите мне<text:s/>чаю?</text:h>
      <text:h text:style-name="Заголовок3" text:outline-level="3">— Сейчас. A<text:s/><text:span text:style-name="T15">propos, —<text:s/></text:span><text:span text:style-name="T16">прибавила она, опять успокоиваясь, — нынче у меня два очень интересные человека, le vicomte<text:s/></text:span><text:span text:style-name="T17">de Mortemart, il est allié aux Montmorency par les Rohans 10,<text:s/></text:span><text:span text:style-name="T18">одна</text:span><text:span text:style-name="T19"><text:s/></text:span><text:span text:style-name="T20">из</text:span><text:span text:style-name="T21"><text:s/></text:span><text:span text:style-name="T22">лучших</text:span><text:span text:style-name="T23"><text:s/></text:span><text:span text:style-name="T24">фамилий</text:span><text:span text:style-name="T25"><text:s/></text:span><text:span text:style-name="T26">Франции</text:span><text:span text:style-name="T27">.<text:s/></text:span><text:span text:style-name="T28">Это</text:span><text:span text:style-name="T29"><text:s/></text:span><text:span text:style-name="T30">один</text:span><text:span text:style-name="T31"><text:s/>из хороших эмигрантов, из настоящи</text:span><text:span text:style-name="T32">х. И потом l'abbé Morio; 11 вы знаете этот глубокий ум? Он был принят государем. Вы знаете?</text:span></text:h>
      <text:h text:style-name="Заголовок4" text:outline-level="4">— А! Я очень рад буду, — сказал князь. — Скажите, — прибавил он, как будто только что вспомнив что-то и особенно-небрежно, тогда как то, о чем он спрашивал, было главной целью его посещения, — правда<text:span text:style-name="T33">, что l'impératrice-mère 12 желает назначения барона Функе первым секретарем в<text:s/></text:span><text:span text:style-name="T34">Вену? C'est un pauvre sire, ce baron, à ce qu'il paraît 13. — Князь Василий желал определить сына на это место</text:span><text:span text:style-name="T35">, которое через императрицу Мари</text:span><text:span text:style-name="T36">ю Феодоровну старались доставить барону.</text:span></text:h>
      <text:h text:style-name="Заголовок4" text:outline-level="4"><text:span text:style-name="T37">Анна Павловна почти закрыла глаза в знак того, что ни она, ни кто другой не могут судить про то, что угодно или нравится императрице.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Bodoni MT Condensed" svg:font-family="Bodoni MT Condensed" style:font-family-generic="roman" style:font-pitch="variable" svg:panose-1="2 7 6 6 8 6 6 2 2 3"/>
    <style:font-face style:name="Bodoni MT" svg:font-family="Bodoni MT" style:font-family-generic="roman" style:font-pitch="variable" svg:panose-1="2 7 6 3 8 6 6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Заголовок4Знак" style:display-name="Заголовок 4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OVA</meta:initial-creator>
    <dc:creator>VOVA</dc:creator>
    <meta:creation-date>2016-10-10T10:27:00Z</meta:creation-date>
    <dc:date>2016-10-10T11:16:00Z</dc:date>
    <meta:template xlink:href="Normal" xlink:type="simple"/>
    <meta:editing-cycles>2</meta:editing-cycles>
    <meta:editing-duration>PT120S</meta:editing-duration>
    <meta:document-statistic meta:page-count="1" meta:paragraph-count="2" meta:word-count="168" meta:character-count="1125" meta:row-count="7" meta:non-whitespace-character-count="959"/>
  </office:meta>
</office:document-meta>
</file>